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fo:border="0.74pt solid #000000"/>
    </style:style>
    <style:style style:name="ce3" style:family="table-cell" style:parent-style-name="Default" style:data-style-name="N1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2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2.27" calcext:value-type="float">
            <text:p>2.27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table:formula="of:=AVERAGE([.B3:.G3])" office:value-type="float" office:value="2.11333333333333" calcext:value-type="float">
            <text:p>2.11</text:p>
          </table:table-cell>
          <table:table-cell table:formula="of:=COM.MICROSOFT.STDEV.S([.B3:.G3])" office:value-type="float" office:value="0.158577005478936" calcext:value-type="float">
            <text:p>0.16</text:p>
          </table:table-cell>
          <table:table-cell table:formula="of:=[.I3]/COUNT([.B3:.G3])" office:value-type="float" office:value="0.0264295009131561" calcext:value-type="float">
            <text:p>0.02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1.47" calcext:value-type="float">
            <text:p>1.47</text:p>
          </table:table-cell>
          <table:table-cell office:value-type="float" office:value="1.74" calcext:value-type="float">
            <text:p>1.74</text:p>
          </table:table-cell>
          <table:table-cell office:value-type="float" office:value="1.58" calcext:value-type="float">
            <text:p>1.58</text:p>
          </table:table-cell>
          <table:table-cell table:formula="of:=AVERAGE([.B4:.G4])" office:value-type="float" office:value="1.61166666666667" calcext:value-type="float">
            <text:p>1.61</text:p>
          </table:table-cell>
          <table:table-cell table:formula="of:=COM.MICROSOFT.STDEV.S([.B4:.G4])" office:value-type="float" office:value="0.0906458309392476" calcext:value-type="float">
            <text:p>0.09</text:p>
          </table:table-cell>
          <table:table-cell table:formula="of:=[.I4]/COUNT([.B4:.G4])" office:value-type="float" office:value="0.0151076384898746" calcext:value-type="float">
            <text:p>0.01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56" calcext:value-type="float">
            <text:p>1.56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1.54" calcext:value-type="float">
            <text:p>1.54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table:formula="of:=AVERAGE([.B5:.G5])" office:value-type="float" office:value="1.53" calcext:value-type="float">
            <text:p>1.53</text:p>
          </table:table-cell>
          <table:table-cell table:formula="of:=COM.MICROSOFT.STDEV.S([.B5:.G5])" office:value-type="float" office:value="0.09338094023943" calcext:value-type="float">
            <text:p>0.09</text:p>
          </table:table-cell>
          <table:table-cell table:formula="of:=[.I5]/COUNT([.B5:.G5])" office:value-type="float" office:value="0.015563490039905" calcext:value-type="float">
            <text:p>0.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table:formula="of:=AVERAGE([.B6:.G6])" office:value-type="float" office:value="1.26333333333333" calcext:value-type="float">
            <text:p>1.26</text:p>
          </table:table-cell>
          <table:table-cell table:formula="of:=COM.MICROSOFT.STDEV.S([.B6:.G6])" office:value-type="float" office:value="0.106520733506049" calcext:value-type="float">
            <text:p>0.11</text:p>
          </table:table-cell>
          <table:table-cell table:formula="of:=[.I6]/COUNT([.B6:.G6])" office:value-type="float" office:value="0.0177534555843415" calcext:value-type="float">
            <text:p>0.01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formula="of:=AVERAGE([.B7:.G7])" office:value-type="float" office:value="0.89" calcext:value-type="float">
            <text:p>0.89</text:p>
          </table:table-cell>
          <table:table-cell table:formula="of:=COM.MICROSOFT.STDEV.S([.B7:.G7])" office:value-type="float" office:value="0.0698569967862919" calcext:value-type="float">
            <text:p>0.07</text:p>
          </table:table-cell>
          <table:table-cell table:formula="of:=[.I7]/COUNT([.B7:.G7])" office:value-type="float" office:value="0.0116428327977153" calcext:value-type="float">
            <text:p>0.012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table:formula="of:=AVERAGE([.B8:.G8])" office:value-type="float" office:value="0.645" calcext:value-type="float">
            <text:p>0.65</text:p>
          </table:table-cell>
          <table:table-cell table:formula="of:=COM.MICROSOFT.STDEV.S([.B8:.G8])" office:value-type="float" office:value="0.130652210084637" calcext:value-type="float">
            <text:p>0.13</text:p>
          </table:table-cell>
          <table:table-cell table:formula="of:=[.I8]/COUNT([.B8:.G8])" office:value-type="float" office:value="0.0217753683474394" calcext:value-type="float">
            <text:p>0.022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formula="of:=AVERAGE([.B9:.G9])" office:value-type="float" office:value="0.553333333333333" calcext:value-type="float">
            <text:p>0.55</text:p>
          </table:table-cell>
          <table:table-cell table:formula="of:=COM.MICROSOFT.STDEV.S([.B9:.G9])" office:value-type="float" office:value="0.0427395211328656" calcext:value-type="float">
            <text:p>0.04</text:p>
          </table:table-cell>
          <table:table-cell table:formula="of:=[.I9]/COUNT([.B9:.G9])" office:value-type="float" office:value="0.00712325352214427" calcext:value-type="float">
            <text:p>0.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00:17:58.505327675</meta:creation-date>
    <dc:date>2019-01-01T00:39:19.966000322</dc:date>
    <meta:editing-duration>PT21M10S</meta:editing-duration>
    <meta:editing-cycles>21</meta:editing-cycles>
    <meta:generator>LibreOffice/6.0.7.3$Linux_X86_64 LibreOffice_project/00m0$Build-3</meta:generator>
    <meta:document-statistic meta:table-count="1" meta:cell-count="83" meta:object-count="0"/>
  </office:meta>
</office:document-meta>
</file>